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mentUnitDi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ir.comp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loymentUnitDir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ploymentUnitDir.getEndpointConfig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ploymentUnitDir.sca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ploymentUnitDir.findBpel11Wsdl( File bpel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ploymentUnitDir.getProcess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i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ploymentUnitDir.getDocRegist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ploymentUnitDir.accept( File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i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ir.listFilesRecursively( File root , FileFilter fil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ploymentUnitDir.prepareCompileProperties( File bpel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ploymentUnitDir.getDeploymentDescrip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ploymentUnitDir.isRemo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ir.getDefinitionForPortTyp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i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ir.getDefinitionForServic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ir.getDeploy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ir.getProcessDeployInfo( QNam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ploymentUnitDir.loadCBPInfo( File 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ploymentUnitDir.all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ir.allFiles( File di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ploymentUnitDir.get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BPInfo.CBPInfo( QName processName , String guid , File cb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ploymentUnitDir.setExtensionValidators( Map &lt; QName , ExtensionValidator &gt; extensionValida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ir.DeploymentUnitDir( File 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ploymentUnitDir.setVersion( lo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ir.getCBPInfo( QName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UnitDir.compile( File bpel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